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159cm" fo:margin-left="-0.079cm" table:align="left" style:writing-mode="lr-tb"/>
    </style:style>
    <style:style style:name="Tabela1.A" style:family="table-column">
      <style:table-column-properties style:column-width="18.15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none" style:writing-mode="lr-tb"/>
    </style:style>
    <style:style style:name="P1" style:family="paragraph" style:parent-style-name="Heading_20_2" style:master-page-name="Standard">
      <style:paragraph-properties fo:margin-top="0cm" fo:margin-bottom="0.494cm" loext:contextual-spacing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mo tornar acessíveis apresentações em Power Point a pessoas com deficiência visual (Adaptado por Minna von Zansen and Jenny Craven e traduzido por Paulo Vieira)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Para que sua apresentação esteja acessível a pessoas com deficiência visual (baixa-visão ou cegueira), garanta pelo menos os seguintes cuidados:<text:line-break/><text:line-break/><text:span text:style-name="T1">Tamanho da fonte e quantidade de texto em cada slide</text:span><text:line-break/>1 Tenha até seis linhas de texto, com no máximo cinco ou seis palavras por linha;<text:line-break/>2 Use alinhamento de texto à esquerda;<text:line-break/>3 O texto deve estar grande o suficiente para ser lido pela maioria das pessoas de baixa visão, sentadas à frente da plateia, e por pessoas com visão “normal” que se encontrem na parte de trás;<text:line-break/>4 O tamanho recomendado para a fonte é de não menos que 32;<text:line-break/>5 Use um misto de caracteres em caixa alta e baixa em vez de apenas letras maiúsculas.<text:line-break/><text:line-break/><text:span text:style-name="T1">Tipo de fonte</text:span><text:line-break/>1 Use as fontes do tipo <text:span text:style-name="T2">sans serif</text:span> como a Helvética, Arial e Verdana;<text:line-break/>2 Evite o tipo de fonte itálica;<text:line-break/>3 Procure não usar mais do que um tipo de fonte por slide.<text:line-break/><text:line-break/><text:span text:style-name="T1">Contraste de Cor e Brilho</text:span><text:line-break/>1 Cores no plano de fundo e primeiro plano devem oferecer bom contraste para pessoas com baixa visão;<text:line-break/>2 Há dois tipos de contraste: brilho e cor;<text:line-break/>3 O mais alto contraste de brilho é entre preto e branco, e o maior contraste entre as cores está entre as complementares; <text:line-break/>4 Um alto contraste entre cores sem contraste de brilho não pode ser lido por pessoas daltônicas. Mais especificamente, essas pessoas têm dificuldades com a percepção das cores vermelha e verde;<text:line-break/>5 Use cores de fundo escuras e cores brilhantes para evitar ofuscamento;<text:line-break/>6 Uma fonte de cor branca num plano de fundo azul escuro é uma boa combinação.<text:line-break/><text:line-break/><text:span text:style-name="T1">Figuras e gráficos</text:span><text:line-break/>1 Mantenha figuras e gráficos o mais simples possível;<text:line-break/>2 Use brilho e cores contrastantes do mesmo modo que no texto;<text:line-break/>3 Use tipos de fonte <text:span text:style-name="T2">sans serif</text:span> <text:s/>para textos em figuras.<text:line-break/><text:line-break/><text:span text:style-name="T1">Animação</text:span><text:line-break/>1 Lembre-se de fazer a audiodescrição das imagens.</text:p>
            <text:p text:style-name="P2"/>
            <text:p text:style-name="P2"><text:span text:style-name="T1">Apresentação oral em palestras e aulas</text:span></text:p>
            <text:p text:style-name="P2">1 Quando você se apresentar, informe como a apresentação se dará e diga quando você responderá às perguntas; também é importante que você descreva como é: cor da pele, cabelos, se usa óculos ou não, cor da roupa, posição que ocupa no palco, por exemplo.<text:line-break/>2 Leia em voz alta todo o texto apresentado nos slides;<text:line-break/>3 Descreva figuras e gráficos;<text:line-break/>4 Explicite a região de interesse no slide, não apenas aponte para ela;<text:line-break/>5 Descreva cada slide de modo claro para que a plateia entenda a qual área do slide você está se referindo;<text:line-break/>6 Se você precisar usar muito texto num slide, leia-o devagar e claramente.<text:line-break/><text:line-break/><text:span text:style-name="T1">Folhetos informativos</text:span><text:line-break/>1 Distribua cópias de seus slides antes da apresentação;<text:line-break/>2 Saiba que as cores se perdem na impressão com tons de cinza;<text:line-break/>3 Tenha um número suficiente de cópias de seus slides para distribuir entre as pessoas com dificuldades de leitura.<text:line-break/><text:line-break/><text:soft-page-break/><text:span text:style-name="T1">Outros auxílios para as pessoas com deficiência visual</text:span><text:line-break/>1 Tenha seu material disponível num dispositivo de memória (USB) para que membros com deficiência visual possam baixá-los ou copiá-los para seus <text:span text:style-name="T2">laptops</text:span>. De preferência, tenha também seu material em outros formatos acessíveis como Braille, ou em CD;<text:line-break/>2 Os slides também podem ser disponibilizados na Internet – tanto em HTML quanto em formato para baixar de <text:span text:style-name="T3">Word ou Power Point.</text:span><text:line-break/>3 Se você mostrar algo, descreva-o! Imagine que você estivesse ouvindo sua própria apresentação no rádio. Fez sentido e você entendeu completamente todas as informações que foram apresentadas?<text:line-break/><text:line-break/><text:line-break/><text:line-break/><text:span text:style-name="T4">Este documento é um resumo dos pontos principais das diretrizes WBU do PowerPoint:<text:line-break/>Diretrizes de como tornar acessíveis apresentações visuais aos membros da platéia que não as podem ver, publicadas pela World Blind Union (União Mundial de Cegos).</text:span><text:span text:style-name="T5"><text:line-break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o tornar acessíveis apresentações em Power Point aos membros da assistência que não as podem ver (Adaptado por Minna von Za</dc:title>
    <meta:initial-creator>Douglas</meta:initial-creator>
    <meta:creation-date>2010-02-02T08:02:00</meta:creation-date>
    <dc:date>2017-10-17T09:16:05.894000000</dc:date>
    <meta:editing-cycles>4</meta:editing-cycles>
    <meta:editing-duration>PT10M19S</meta:editing-duration>
    <meta:document-statistic meta:table-count="1" meta:image-count="0" meta:object-count="0" meta:page-count="2" meta:paragraph-count="4" meta:word-count="630" meta:character-count="3670" meta:non-whitespace-character-count="3030"/>
    <meta:generator>LibreOffice/5.0.5.2$Windows_x86 LibreOffice_project/55b006a02d247b5f7215fc6ea0fde844b30035b3</meta:generator>
  </office:meta>
</office:document-meta>
</file>